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561" officeooo:paragraph-rsid="00182561"/>
    </style:style>
    <style:style style:name="P2" style:family="paragraph" style:parent-style-name="Standard">
      <style:text-properties fo:font-size="14pt" fo:font-weight="bold" officeooo:rsid="00182561" officeooo:paragraph-rsid="00182561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182561" officeooo:paragraph-rsid="00182561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text-properties fo:font-size="12pt" fo:font-weight="normal" officeooo:rsid="00182561" officeooo:paragraph-rsid="00182561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9d22e" officeooo:paragraph-rsid="0019d22e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officeooo:rsid="00182561" officeooo:paragraph-rsid="00182561" style:font-size-asian="10.5pt" style:font-weight-asian="bold" style:font-size-complex="12pt" style:font-weight-complex="bold"/>
    </style:style>
    <style:style style:name="T1" style:family="text">
      <style:text-properties officeooo:rsid="0019d2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d22e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nary Tree</text:p>
      <text:p text:style-name="P2"/>
      <text:p text:style-name="P3">Binary tree is a tree which contains 0, 1 or 2 childrens. </text:p>
      <text:p text:style-name="P3"/>
      <text:p text:style-name="P6">Traversals in Binary Tree:</text:p>
      <text:p text:style-name="P3"/>
      <text:p text:style-name="P3">1. <text:s/>PreOrder Traversal: <text:s/>V L R</text:p>
      <text:p text:style-name="P3">2. InOrder Traversal : L V R</text:p>
      <text:p text:style-name="P3">3. PostOrder Traversal : L R V</text:p>
      <text:p text:style-name="P3">4. Level Order Traversal : Prints nodes level wise</text:p>
      <text:p text:style-name="P3"/>
      <text:p text:style-name="P5">V means Visiting the node and printing it</text:p>
      <text:p text:style-name="P3"/>
      <text:p text:style-name="P3"><text:span text:style-name="T2">Height of a </text:span><text:span text:style-name="T3">Node</text:span> is a number of nodes in the longest path between root and leaf node <text:span text:style-name="T1">in downward direction</text:span>.</text:p>
      <text:p text:style-name="P3"/>
      <text:p text:style-name="P5"><text:span text:style-name="T2">Height of tree </text:span>is a <text:span text:style-name="T2">height of root node.</text:span></text:p>
      <text:p text:style-name="P3"/>
      <text:p text:style-name="P3"><text:span text:style-name="T2">Depth of a Tree</text:span> is the number of edges between root and the <text:span text:style-name="T1">furthest leaf node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516337157660906000" text:style-name="L2">
        <text:list-header>
          <text:p text:style-name="P4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9:08:16.776353472</meta:creation-date>
    <dc:date>2017-11-04T19:22:55.771692121</dc:date>
    <meta:editing-duration>PT4M28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02" meta:character-count="501" meta:non-whitespace-character-count="408"/>
  </office:meta>
</office:document-meta>
</file>